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color="#000000" loext:opacity="100%" fo:font-size="16pt" fo:letter-spacing="normal" fo:font-weight="bold" fo:background-color="transparent" style:font-name-asian="Calibri1" style:font-size-asian="16pt" style:font-weight-asian="bold" style:font-name-complex="Calibri1" style:font-size-complex="16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loext:opacity="100%" style:font-name="Trebuchet MS" fo:font-size="16pt" fo:letter-spacing="normal" fo:background-color="#ffffff" style:font-name-asian="Trebuchet MS1" style:font-size-asian="16pt" style:font-name-complex="Trebuchet MS1" style:font-size-complex="16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000000" loext:opacity="100%" style:font-name="Arial1" fo:font-size="14pt" fo:letter-spacing="normal" fo:background-color="#ffffff" style:font-name-asian="Arial" style:font-size-asian="14pt" style:font-name-complex="Ari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fo:color="#ff0000" loext:opacity="100%" style:font-name="Arial1" fo:font-size="16pt" fo:letter-spacing="normal" fo:font-weight="bold" fo:background-color="transparent" style:font-name-asian="Arial" style:font-size-asian="16pt" style:font-weight-asian="bold" style:font-name-complex="Arial" style:font-size-complex="16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writing-mode="lr-tb"/>
      <style:text-properties style:use-window-font-color="true" loext:opacity="0%" style:font-name="Calibri" fo:font-size="16pt" fo:letter-spacing="normal" fo:font-weight="bold" fo:background-color="transparent" style:font-name-asian="Calibri1" style:font-size-asian="16pt" style:font-weight-asian="bold" style:font-name-complex="Calibri1" style:font-size-complex="16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font-name="Arial1" fo:font-size="16pt" fo:letter-spacing="normal" fo:background-color="transparent" style:font-name-asian="Arial" style:font-size-asian="16pt" style:font-name-complex="Arial" style:font-size-complex="16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font-name="Arial1" fo:font-size="16pt" fo:letter-spacing="normal" fo:background-color="#ffffff" style:font-name-asian="Arial" style:font-size-asian="16pt" style:font-name-complex="Arial" style:font-size-complex="16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font-name="Arial1" fo:font-size="14pt" fo:letter-spacing="normal" fo:background-color="#ffffff" style:font-name-asian="Arial" style:font-size-asian="14pt" style:font-name-complex="Ari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use-window-font-color="true" loext:opacity="0%" style:font-name="Trebuchet MS" fo:font-size="16pt" fo:letter-spacing="normal" fo:background-color="#ffffff" style:font-name-asian="Trebuchet MS1" style:font-size-asian="16pt" style:font-name-complex="Trebuchet MS1" style:font-size-complex="16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font-size="16pt" style:font-size-asian="16pt" style:font-size-complex="16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fo:color="#222222" loext:opacity="100%" style:font-name="Arial1" fo:font-size="14pt" fo:letter-spacing="normal" fo:background-color="#ffffff" style:font-name-asian="Arial" style:font-size-asian="14pt" style:font-name-complex="Ari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</style:style>
    <style:style style:name="P1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page-number="auto" style:writing-mode="lr-tb"/>
      <style:text-properties fo:color="#000000" loext:opacity="100%" fo:font-size="16pt" fo:letter-spacing="normal" fo:font-weight="bold" fo:background-color="transparent" style:font-name-asian="Calibri1" style:font-size-asian="16pt" style:font-weight-asian="bold" style:font-name-complex="Calibri1" style:font-size-complex="16pt"/>
    </style:style>
    <style:style style:name="P14" style:family="paragraph" style:parent-style-name="Standard">
      <style:paragraph-properties fo:margin-left="0cm" fo:margin-right="0cm" fo:margin-top="0cm" fo:margin-bottom="0.494cm" style:contextual-spacing="false" fo:line-height="100%" fo:text-align="start" style:justify-single-word="false" fo:text-indent="0cm" style:auto-text-indent="false" style:writing-mode="lr-tb"/>
      <style:text-properties fo:color="#000000" loext:opacity="100%" style:font-name="Arial1" fo:font-size="14pt" fo:letter-spacing="normal" fo:background-color="#ffffff" style:font-name-asian="Arial" style:font-size-asian="14pt" style:font-name-complex="Arial"/>
    </style:style>
    <style:style style:name="T1" style:family="text">
      <style:text-properties fo:color="#000000" loext:opacity="100%" style:font-name="Arial1" fo:letter-spacing="normal" fo:background-color="transparent" loext:char-shading-value="0" style:font-name-asian="Arial" style:font-name-complex="Arial"/>
    </style:style>
    <style:style style:name="T2" style:family="text">
      <style:text-properties fo:color="#000000" loext:opacity="100%" style:font-name="Arial1" fo:letter-spacing="normal" fo:background-color="#ffffff" loext:char-shading-value="0" style:font-name-asian="Arial" style:font-name-complex="Arial"/>
    </style:style>
    <style:style style:name="T3" style:family="text">
      <style:text-properties fo:color="#000000" loext:opacity="100%" style:font-name="Arial1" fo:letter-spacing="normal" fo:font-weight="bold" fo:background-color="#ffffff" loext:char-shading-value="0" style:font-name-asian="Arial" style:font-weight-asian="bold" style:font-name-complex="Arial"/>
    </style:style>
    <style:style style:name="T4" style:family="text">
      <style:text-properties fo:color="#000000" loext:opacity="100%" style:font-name="Verdana" fo:letter-spacing="normal" fo:background-color="#ffffff" loext:char-shading-value="0" style:font-name-asian="Verdana1" style:font-name-complex="Verdana1"/>
    </style:style>
    <style:style style:name="T5" style:family="text">
      <style:text-properties fo:color="#000000" loext:opacity="100%" style:font-name="Verdana" fo:letter-spacing="normal" fo:font-weight="bold" fo:background-color="#ffffff" loext:char-shading-value="0" style:font-name-asian="Verdana1" style:font-weight-asian="bold" style:font-name-complex="Verdana1"/>
    </style:style>
    <style:style style:name="T6" style:family="text">
      <style:text-properties fo:color="#000000" loext:opacity="100%" style:font-name="Trebuchet MS" fo:letter-spacing="normal" fo:background-color="#ffffff" loext:char-shading-value="0" style:font-name-asian="Trebuchet MS1" style:font-name-complex="Trebuchet MS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Anno Scolastico 2020/2021 – I Quadrimestre</text:p>
      <text:p text:style-name="P1">Educazione Civica – 3^CIN </text:p>
      <text:p text:style-name="P5"/>
      <text:p text:style-name="P6"/>
      <text:p text:style-name="P4">CAMBIAMENTI CLIMATICI</text:p>
      <text:p text:style-name="P6"/>
      <text:p text:style-name="P10"><text:span text:style-name="T1">Al giorno d’oggi sentire parlare di cambiamenti climatici è veramente molto comune date le circostanze in cui la popolazione mondiale si sta evolvendo. La cosa più sorprendente è che una grande porzione della popolazione continua a ignorare questo tema non sapendo neanche eventualmente di cosa si tratti. I cambiamenti climatici sono semplicemente una serie di</text:span><text:span text:style-name="T2"> fenomeni globali come temperature, precipitazioni, nuvolosità, temperature degli oceani con conseguente modifica nella distribuzione e sviluppo di piante e animali.</text:span></text:p>
      <text:p text:style-name="P7"/>
      <text:p text:style-name="P10"><text:span text:style-name="T2"><text:s text:c="2"/>Per parlare di cambiamenti climatici bisogna innanzitutto partire dagli effetti che può avere su noi </text:span><text:span text:style-name="T3">esseri viventi </text:span><text:span text:style-name="T2">contagiando sia la nostra vita quotidiana che la nostra vita lavorativa. Il cambiamento climatico ovviamente può avere effetti </text:span><text:span text:style-name="T4">diretti che indiretti; inoltre, i suoi effetti sulla salute possono manifestarsi a breve come a lungo termine. Si stima infatti che, a livello globale, nel 2000 si siano verificati circa 150.000 decessi a causa del cambiamento climatico. Secondo un recente studio dell'OMS, entro il 2040 siamo destinati a raggiungere i 250.000 decessi l'anno. Questi effetti possono comprendere vari tipi di fenomeni tra cui le violente </text:span><text:span text:style-name="T5">alluvioni </text:span><text:span text:style-name="T4">come quelle avvenute in Bosnia Erzegovina, la Croazia e la Serbia nel 2014 che hanno causato 60 decessi e interessato più di 2,5 milioni di persone oppure i vari incendi boschivi come quello successo poco tempo fa in Australia causando morti e danni alle proprietà, e tutti questi incendi generano inquinamento atmosferico derivante dalla combustione: </text:span><text:soft-page-break/><text:span text:style-name="T4">tali sostanze, a loro volta, possono causare malattie e morte prematura, specialmente tra i bambini e gli anziani. Oltre agli effetti che può avere sul nostro corpo, i cambiamenti climatici hanno un forte impatto anche sulla nostra psiche infatti </text:span><text:span text:style-name="T2">In linea generale i cambiamenti climatici nel lungo periodo provocano </text:span><text:span text:style-name="T3">elevati livelli di stress e ansia</text:span><text:span text:style-name="T2">: ciò ha ripercussioni sul benessere mentale e può portare ad abuso di sostanze, disturbi d’ansia e depressione. </text:span></text:p>
      <text:p text:style-name="P7"/>
      <text:p text:style-name="P10"><text:span text:style-name="T2"><text:s text:c="2"/>Poi i cambiamenti climatici intaccano inoltre la nostra </text:span><text:span text:style-name="T3">agricoltura</text:span><text:span text:style-name="T2"> che a sua volta </text:span><text:span text:style-name="T4">contribuisce al cambiamento climatico ma ne subisce anche gli effetti. L’UE deve ridurre le emissioni di gas serra provenienti dall’agricoltura e rivedere i propri sistemi di produzione del cibo, al fine di affrontare il cambiamento climatico e riguardo le </text:span><text:span text:style-name="T5">industrie</text:span><text:span text:style-name="T4"> la situazione si farebbe molto più complicata dato che bisognerebbe ridurre anche qui le emissioni di gas serra per almeno il 60% ma è molto difficile dato che le generazioni future si baseranno prevalentemente sulle industrie e i servizi.</text:span></text:p>
      <text:p text:style-name="P7"/>
      <text:p text:style-name="P10"><text:span text:style-name="T2"><text:s text:c="2"/>Ovviamente oltre agli effetti presenti che possono intaccare l’essere umano, sono presenti anche gli effetti che vengono provocati sul nostro ambiente circostante. Uno tra questi che è forse il più importante riguarda </text:span><text:span text:style-name="T3">le foreste</text:span><text:span text:style-name="T2"> che contribuiscono alla tutela della biodiversità, che svolgono un ruolo fondamentale nella conservazione delle acque e del suolo e che purtroppo in molte aree del pianeta terra stanno bruciando incessantemente e quindi questo favorisce un enorme cambiamento climatico.</text:span></text:p>
      <text:p text:style-name="P7"/>
      <text:p text:style-name="P10"><text:span text:style-name="T2"><text:s text:c="2"/>Le foreste non sono le uniche a soffrire ma bensì oggi abbiamo a che fare anche con lo </text:span><text:span text:style-name="T3">scioglimento dei ghiacciai</text:span><text:span text:style-name="T2"> che è dovuto anche esso alla persistenza del riscaldamento globale, che con il passare del tempo scioglie gli strati di ghiaccio delle calotte polari </text:span><text:soft-page-break/><text:span text:style-name="T2">e dei ghiacciai che una volta erano considerati perenni.</text:span></text:p>
      <text:p text:style-name="P7"/>
      <text:p text:style-name="P10"><text:span text:style-name="T2"><text:s text:c="2"/>Inoltre abbiamo anche il fenomeno della </text:span><text:span text:style-name="T3">desertificazione</text:span><text:span text:style-name="T2"> che è uno dei risultati che si verifica molto in fretta per via del riscaldamento globale dato che poche specie vegetali resistono alle alte temperature e all’assenza di precipitazioni, che lasciano il suolo arido e impossibile da coltivare.</text:span></text:p>
      <text:p text:style-name="P7"/>
      <text:p text:style-name="P10"><text:span text:style-name="T2"><text:s text:c="2"/>Infine vogliamo trattare anche gli effetti che i cambiamenti climatici recano alle risorse idriche dato che per l’uomo è essenziale l’uso dell’acqua. La </text:span><text:span text:style-name="T3">quantità</text:span><text:span text:style-name="T2"> di pioggia continua ad aumentare per via del continuo riscaldamento della terra che fa evaporare l’acqua dei mari e dei laghi che poi raffreddandosi nell’atmosfera si tramuta in forti precipitazioni, ma tutto ciò può sembrare vantaggioso se non fosse per le condizioni della qualità dell’acqua.</text:span></text:p>
      <text:p text:style-name="P7"/>
      <text:p text:style-name="P10"><text:span text:style-name="T2"><text:s text:c="2"/>La </text:span><text:span text:style-name="T3">qualità</text:span><text:span text:style-name="T2"> dell’acqua continua a peggiorare per via dei cambiamenti climatici </text:span><text:span text:style-name="T6">riducendo l’ossigeno disciolto con conseguente riduzione della capacità di auto purificazione dei corpi idrici facendo così risultare l’acqua contaminata e inutilizzabile dall’uomo.</text:span></text:p>
      <text:p text:style-name="P9"/>
      <text:p text:style-name="P10"><text:span text:style-name="T6"><text:s text:c="2"/>Il cambiamento climatico può essere combattuto, e il nostro pianeta forse ha ancora qualche possibilità di preservazione ma </text:span><text:span text:style-name="T2">finché l’essere umano non cambierà attitudine nei confronti del pianeta terra, non ci sarà alcuna speranza di salvezza.</text:span></text:p>
      <text:p text:style-name="P7"/>
      <text:p text:style-name="P7"/>
      <text:p text:style-name="P2">Fonti: WWF.it, ec.europa.eu, tuttogreen.it</text:p>
      <text:p text:style-name="P9"/>
      <text:p text:style-name="P2">Relazione realizzata da: Emir Razgallah, Matteo Gaiani, Mahdi Khelifi e da Reniel Javier.</text:p>
      <text:p text:style-name="P3"><text:s text:c="2"/></text:p>
      <text:p text:style-name="P8"/>
      <text:p text:style-name="P14"><text:soft-page-break/><text:s/></text:p>
      <text:p text:style-name="P11"/>
      <text:p text:style-name="P8"/>
      <text:p text:style-name="P1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rebuchet MS1" svg:font-family="'Trebuchet MS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true" style:font-name-asian="NSimSun" style:font-size-asian="11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it" fo:country="IT" style:letter-kerning="true" style:font-name-asian="NSimSun" style:font-size-asian="11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it" fo:country="IT" style:letter-kerning="true" style:font-name-asian="NSimSun" style:font-family-asian="NSimSun" style:font-family-generic-asian="system" style:font-pitch-asian="variable" style:font-size-asian="11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it-IT</dc:language>
    <meta:editing-cycles>2</meta:editing-cycles>
    <meta:editing-duration>PT2M16S</meta:editing-duration>
    <meta:generator>LibreOffice/7.0.2.2$Windows_X86_64 LibreOffice_project/8349ace3c3162073abd90d81fd06dcfb6b36b994</meta:generator>
    <dc:date>2021-02-06T00:46:16.356000000</dc:date>
    <meta:document-statistic meta:table-count="0" meta:image-count="0" meta:object-count="0" meta:page-count="4" meta:paragraph-count="16" meta:word-count="731" meta:character-count="4918" meta:non-whitespace-character-count="4178"/>
  </office:meta>
</office:document-meta>
</file>